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5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ext_20_body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8" style:family="text">
      <style:text-properties style:text-position="sub 58%" fo:language="ru" fo:country="RU" fo:font-style="normal" style:font-style-asian="normal" style:font-style-complex="normal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style:font-name="Times New Roman1" fo:font-style="italic" style:font-style-asian="italic" style:font-style-complex="italic"/>
    </style:style>
    <style:style style:name="T32" style:family="text">
      <style:text-properties style:font-name="Times New Roman1" fo:language="ru" fo:country="RU" fo:font-style="italic" style:font-style-asian="italic" style:font-style-complex="italic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style:font-name="Times New Roman" fo:language="en" fo:country="US" fo:background-color="transparent"/>
    </style:style>
    <style:style style:name="T3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6" style:family="text">
      <style:text-properties style:font-name-complex="Ari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Arial1" style:font-name-asian="Times New Roman" style:font-name-complex="Arial1" style:font-weight-complex="bold"/>
    </style:style>
    <style:style style:name="T42" style:family="text">
      <style:text-properties style:font-weight-complex="bold"/>
    </style:style>
    <style:style style:name="T43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23"><text:span text:style-name="T4">Type: </text:span><text:span text:style-name="T3">Radiation monitor AT6130D</text:span><text:span text:style-name="T13"><text:tab/></text:span><text:span text:style-name="T11">Date of calibration: </text:span><text:span text:style-name="T9">$date</text:span><text:span text:style-name="T8">.</text:span></text:p>
      <text:p text:style-name="P10"/>
      <text:p text:style-name="P7"><text:span text:style-name="T17">S</text:span><text:span text:style-name="T38">/</text:span><text:span text:style-name="T17">N</text:span><text:span text:style-name="T38">: </text:span><text:span text:style-name="T17"><text:s text:c="2"/></text:span><text:span text:style-name="T39">$allSerial</text:span></text:p>
      <text:p text:style-name="P11"/>
      <text:p text:style-name="P3">Measurement limits: </text:p>
      <text:p text:style-name="Standard"><text:span text:style-name="T10">from 0.1 </text:span><text:span text:style-name="T35">µ</text:span><text:span text:style-name="T10">Sv/h to 100 mSv/h, </text:span></text:p>
      <text:p text:style-name="P8"/>
      <text:p text:style-name="P4"><text:span text:style-name="T40">Measurement error: </text:span><text:span text:style-name="T41">±</text:span><text:span text:style-name="T42">20</text:span> %</text:p>
      <text:p text:style-name="P14"/>
      <text:p text:style-name="P3">Operating conditions:</text:p>
      <text:list xml:id="list7658312315306394904" text:style-name="L1">
        <text:list-item>
          <text:p text:style-name="P30"><text:span text:style-name="T16">Air temperature<text:tab/></text:span><text:span text:style-name="T36"><text:tab/><text:tab/><text:tab/>+</text:span><text:span text:style-name="T16">$temp</text:span><text:span text:style-name="T36"> °</text:span><text:span text:style-name="T16">C</text:span></text:p>
        </text:list-item>
        <text:list-item>
          <text:p text:style-name="P30"><text:span text:style-name="T16">Atmospheric pressure<text:tab/></text:span><text:span text:style-name="T16"><text:tab/><text:tab/><text:tab/>98,5 kPa</text:span></text:p>
        </text:list-item>
        <text:list-item>
          <text:p text:style-name="P30"><text:span text:style-name="T16">Relative humidity<text:tab/><text:tab/></text:span><text:span text:style-name="T16"><text:tab/><text:tab/>$vlag %</text:span></text:p>
        </text:list-item>
        <text:list-item>
          <text:p text:style-name="P31">Gamma radiation background<text:tab/><text:tab/><text:tab/>$bground <text:s/>nSv/h</text:p>
        </text:list-item>
      </text:list>
      <text:p text:style-name="Standard"><text:span text:style-name="Знак_20_примечания"><text:span text:style-name="T43"/></text:span></text:p>
      <text:p text:style-name="P22"><text:span text:style-name="Знак_20_примечания"><text:span text:style-name="T12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D</text:span><text:span text:style-name="T29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4"><text:span text:style-name="T14">Dose rate at check point</text:span> <text:span text:style-name="T22">Ḣ</text:span><text:span text:style-name="T24">oi</text:span><text:span text:style-name="T37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35"><text:span text:style-name="T14">Distan-ce to source</text:span>, </text:p>
            <text:p text:style-name="P36">R, сm</text:p>
          </table:table-cell>
          <table:table-cell table:style-name="t1.B2" table:number-columns-spanned="5" office:value-type="string">
            <text:p text:style-name="P41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18">Relative gamma radiation <text:s/>measurement</text:span> <text:span text:style-name="T14">error</text:span><text:span text:style-name="T6">, </text:span><text:span text:style-name="T30">θ</text:span><text:span text:style-name="T28">пр</text:span><text:span text:style-name="T24">i</text:span><text:span text:style-name="T29">,</text:span> %</text:p>
          </table:table-cell>
          <table:table-cell table:style-name="t1.B2" table:number-rows-spanned="3" office:value-type="string">
            <text:p text:style-name="P37"><text:span text:style-name="T14">Confidence limit of the intrinsic <text:s/>relative error</text:span> <text:span text:style-name="T19">Δ</text:span><text:span text:style-name="T24">i</text:span><text:span text:style-name="T14">,</text:span> % </text:p>
          </table:table-cell>
          <table:table-cell table:style-name="t1.K2" table:number-rows-spanned="3" office:value-type="string">
            <text:p text:style-name="P32"><text:span text:style-name="T14">Limits of intrinsic relative error</text:span>, % </text:p>
            <text:p text:style-name="P3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14">Back-ground</text:span>, <text:span text:style-name="T15">nSv</text:span><text:span text:style-name="T22">/</text:span><text:span text:style-name="T15">h</text:span></text:p>
          </table:table-cell>
          <table:table-cell table:style-name="t1.D3" table:number-columns-spanned="3" office:value-type="string">
            <text:p text:style-name="P40"><text:span text:style-name="T14">Measured value</text:span> <text:span text:style-name="T22">Ḣ</text:span><text:span text:style-name="T21">*</text:span><text:span text:style-name="T24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14">Average value</text:span>, <text:span text:style-name="T15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9"><text:span text:style-name="T22">H</text:span><text:span text:style-name="T23">1</text:span></text:p>
          </table:table-cell>
          <table:table-cell table:style-name="t1.D3" office:value-type="string">
            <text:p text:style-name="P40"><text:span text:style-name="T15">H</text:span><text:span text:style-name="T23">2</text:span></text:p>
          </table:table-cell>
          <table:table-cell table:style-name="t1.D3" office:value-type="string">
            <text:p text:style-name="P40"><text:span text:style-name="T15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8">0,7 µSv/h</text:p>
          </table:table-cell>
          <table:table-cell table:style-name="t1.B5" office:value-type="string">
            <text:p text:style-name="P29">$1-30</text:p>
          </table:table-cell>
          <table:table-cell table:style-name="t1.B5" office:value-type="string">
            <text:p text:style-name="P29">$1-40</text:p>
          </table:table-cell>
          <table:table-cell table:style-name="t1.B5" office:value-type="string">
            <text:p text:style-name="P29">$1-50</text:p>
          </table:table-cell>
          <table:table-cell table:style-name="t1.B5" office:value-type="string">
            <text:p text:style-name="P29">$1-60</text:p>
          </table:table-cell>
          <table:table-cell table:style-name="t1.B5" office:value-type="string">
            <text:p text:style-name="P29">$1-70</text:p>
          </table:table-cell>
          <table:table-cell table:style-name="t1.B5" office:value-type="string">
            <text:p text:style-name="P29">$1-80</text:p>
          </table:table-cell>
          <table:table-cell table:style-name="t1.B5" office:value-type="string">
            <text:p text:style-name="P29">$1-00</text:p>
          </table:table-cell>
          <table:table-cell table:style-name="t1.B5" office:value-type="string">
            <text:p text:style-name="P29">$1-10</text:p>
          </table:table-cell>
          <table:table-cell table:style-name="t1.B5" office:value-type="string">
            <text:p text:style-name="P29">$1-20</text:p>
          </table:table-cell>
          <table:table-cell table:style-name="t1.K5" table:number-rows-spanned="6" office:value-type="string">
            <text:p text:style-name="P28">±<text:span text:style-name="T29">20</text:span></text:p>
          </table:table-cell>
        </table:table-row>
        <table:table-row>
          <table:table-cell table:style-name="t1.A5" office:value-type="string">
            <text:p text:style-name="P28">7 µSv/h</text:p>
          </table:table-cell>
          <table:table-cell table:style-name="t1.B5" office:value-type="string">
            <text:p text:style-name="P29">$1-31</text:p>
          </table:table-cell>
          <table:table-cell table:style-name="t1.B5" office:value-type="string">
            <text:p text:style-name="P29">$1-41</text:p>
          </table:table-cell>
          <table:table-cell table:style-name="t1.B5" office:value-type="string">
            <text:p text:style-name="P29">$1-51</text:p>
          </table:table-cell>
          <table:table-cell table:style-name="t1.B5" office:value-type="string">
            <text:p text:style-name="P29">$1-61</text:p>
          </table:table-cell>
          <table:table-cell table:style-name="t1.B5" office:value-type="string">
            <text:p text:style-name="P29">$1-71</text:p>
          </table:table-cell>
          <table:table-cell table:style-name="t1.B5" office:value-type="string">
            <text:p text:style-name="P29">$1-81</text:p>
          </table:table-cell>
          <table:table-cell table:style-name="t1.B5" office:value-type="string">
            <text:p text:style-name="P29">$1-01</text:p>
          </table:table-cell>
          <table:table-cell table:style-name="t1.B5" office:value-type="string">
            <text:p text:style-name="P29">$1-11</text:p>
          </table:table-cell>
          <table:table-cell table:style-name="t1.B5" office:value-type="string">
            <text:p text:style-name="P29">$1-21</text:p>
          </table:table-cell>
          <table:covered-table-cell/>
        </table:table-row>
        <table:table-row>
          <table:table-cell table:style-name="t1.A5" office:value-type="string">
            <text:p text:style-name="P28">70 µSv/h</text:p>
          </table:table-cell>
          <table:table-cell table:style-name="t1.B5" office:value-type="string">
            <text:p text:style-name="P29">$1-32</text:p>
          </table:table-cell>
          <table:table-cell table:style-name="t1.B5" office:value-type="string">
            <text:p text:style-name="P29">$1-42</text:p>
          </table:table-cell>
          <table:table-cell table:style-name="t1.B5" office:value-type="string">
            <text:p text:style-name="P29">$1-52</text:p>
          </table:table-cell>
          <table:table-cell table:style-name="t1.B5" office:value-type="string">
            <text:p text:style-name="P29">$1-62</text:p>
          </table:table-cell>
          <table:table-cell table:style-name="t1.B5" office:value-type="string">
            <text:p text:style-name="P29">$1-72</text:p>
          </table:table-cell>
          <table:table-cell table:style-name="t1.B5" office:value-type="string">
            <text:p text:style-name="P29">$1-82</text:p>
          </table:table-cell>
          <table:table-cell table:style-name="t1.B5" office:value-type="string">
            <text:p text:style-name="P29">$1-02</text:p>
          </table:table-cell>
          <table:table-cell table:style-name="t1.B5" office:value-type="string">
            <text:p text:style-name="P29">$1-12</text:p>
          </table:table-cell>
          <table:table-cell table:style-name="t1.B5" office:value-type="string">
            <text:p text:style-name="P29">$1-22</text:p>
          </table:table-cell>
          <table:covered-table-cell/>
        </table:table-row>
        <table:table-row>
          <table:table-cell table:style-name="t1.A5" office:value-type="string">
            <text:p text:style-name="P28">0.7 mSv/h</text:p>
          </table:table-cell>
          <table:table-cell table:style-name="t1.B5" office:value-type="string">
            <text:p text:style-name="P29">$1-33</text:p>
          </table:table-cell>
          <table:table-cell table:style-name="t1.B5" office:value-type="string">
            <text:p text:style-name="P29">$1-43</text:p>
          </table:table-cell>
          <table:table-cell table:style-name="t1.B5" office:value-type="string">
            <text:p text:style-name="P29">$1-53</text:p>
          </table:table-cell>
          <table:table-cell table:style-name="t1.B5" office:value-type="string">
            <text:p text:style-name="P29">$1-63</text:p>
          </table:table-cell>
          <table:table-cell table:style-name="t1.B5" office:value-type="string">
            <text:p text:style-name="P29">$1-73</text:p>
          </table:table-cell>
          <table:table-cell table:style-name="t1.B5" office:value-type="string">
            <text:p text:style-name="P29">$1-83</text:p>
          </table:table-cell>
          <table:table-cell table:style-name="t1.B5" office:value-type="string">
            <text:p text:style-name="P29">$1-03</text:p>
          </table:table-cell>
          <table:table-cell table:style-name="t1.B5" office:value-type="string">
            <text:p text:style-name="P29">$1-13</text:p>
          </table:table-cell>
          <table:table-cell table:style-name="t1.B5" office:value-type="string">
            <text:p text:style-name="P29">$1-23</text:p>
          </table:table-cell>
          <table:covered-table-cell/>
        </table:table-row>
        <table:table-row>
          <table:table-cell table:style-name="t1.A5" office:value-type="string">
            <text:p text:style-name="P28">7,0 mSv/h</text:p>
          </table:table-cell>
          <table:table-cell table:style-name="t1.B5" office:value-type="string">
            <text:p text:style-name="P29">$1-34</text:p>
          </table:table-cell>
          <table:table-cell table:style-name="t1.B5" office:value-type="string">
            <text:p text:style-name="P29">$1-44</text:p>
          </table:table-cell>
          <table:table-cell table:style-name="t1.B5" office:value-type="string">
            <text:p text:style-name="P29">$1-54</text:p>
          </table:table-cell>
          <table:table-cell table:style-name="t1.B5" office:value-type="string">
            <text:p text:style-name="P29">$1-64</text:p>
          </table:table-cell>
          <table:table-cell table:style-name="t1.B5" office:value-type="string">
            <text:p text:style-name="P29">$1-74</text:p>
          </table:table-cell>
          <table:table-cell table:style-name="t1.B5" office:value-type="string">
            <text:p text:style-name="P29">$1-84</text:p>
          </table:table-cell>
          <table:table-cell table:style-name="t1.B5" office:value-type="string">
            <text:p text:style-name="P29">$1-04</text:p>
          </table:table-cell>
          <table:table-cell table:style-name="t1.B5" office:value-type="string">
            <text:p text:style-name="P29">$1-14</text:p>
          </table:table-cell>
          <table:table-cell table:style-name="t1.B5" office:value-type="string">
            <text:p text:style-name="P29">$1-24</text:p>
          </table:table-cell>
          <table:covered-table-cell/>
        </table:table-row>
        <table:table-row>
          <table:table-cell table:style-name="t1.A10" office:value-type="string">
            <text:p text:style-name="P28">70 mSv/h</text:p>
          </table:table-cell>
          <table:table-cell table:style-name="t1.B10" office:value-type="string">
            <text:p text:style-name="P29">$1-35</text:p>
          </table:table-cell>
          <table:table-cell table:style-name="t1.B10" office:value-type="string">
            <text:p text:style-name="P29">$1-45</text:p>
          </table:table-cell>
          <table:table-cell table:style-name="t1.B10" office:value-type="string">
            <text:p text:style-name="P29">$1-55</text:p>
          </table:table-cell>
          <table:table-cell table:style-name="t1.B10" office:value-type="string">
            <text:p text:style-name="P29">$1-65</text:p>
          </table:table-cell>
          <table:table-cell table:style-name="t1.B10" office:value-type="string">
            <text:p text:style-name="P29">$1-75</text:p>
          </table:table-cell>
          <table:table-cell table:style-name="t1.B10" office:value-type="string">
            <text:p text:style-name="P29">$1-85</text:p>
          </table:table-cell>
          <table:table-cell table:style-name="t1.B10" office:value-type="string">
            <text:p text:style-name="P29">$1-05</text:p>
          </table:table-cell>
          <table:table-cell table:style-name="t1.B10" office:value-type="string">
            <text:p text:style-name="P29">$1-15</text:p>
          </table:table-cell>
          <table:table-cell table:style-name="t1.B10" office:value-type="string">
            <text:p text:style-name="P29">$1-25</text:p>
          </table:table-cell>
          <table:covered-table-cell/>
        </table:table-row>
      </table:table>
      <text:p text:style-name="P2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8:26.26</dc:date>
    <meta:print-date>2019-04-03T15:18:00</meta:print-date>
    <meta:editing-cycles>160</meta:editing-cycles>
    <meta:editing-duration>PT11H11M9S</meta:editing-duration>
    <meta:generator>OpenOffice/4.1.6$Win32 OpenOffice.org_project/416m1$Build-9790</meta:generator>
    <meta:document-statistic meta:table-count="2" meta:image-count="1" meta:object-count="0" meta:page-count="1" meta:paragraph-count="101" meta:word-count="190" meta:character-count="1262"/>
  </office:meta>
</office:document-meta>
</file>